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B70]+[.B71]+[.B72]+[.B73]+[.E50]" office:value-type="float" office:value="96" calcext:value-type="float">
            <text:p>96</text:p>
          </table:table-cell>
          <table:table-cell table:formula="of:=[.D54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28" calcext:value-type="date">
            <text:p>28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9" calcext:value-type="date">
            <text:p>29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30" calcext:value-type="date">
            <text:p>3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0-06" calcext:value-type="date">
            <text:p>06.10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+[.B76]+[.B77]+[.B78]+[.B79]+[.B80]+[.B81]+[.B82]+[.B83]+[.B84]+[.E54]" office:value-type="float" office:value="92" calcext:value-type="float">
            <text:p>92</text:p>
          </table:table-cell>
          <table:table-cell table:formula="of:=[.D75]-40"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9-10-09" calcext:value-type="date">
            <text:p>09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12" calcext:value-type="date">
            <text:p>12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4" calcext:value-type="date">
            <text:p>14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5" calcext:value-type="date">
            <text:p>15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7" calcext:value-type="date">
            <text:p>17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8" calcext:value-type="date">
            <text:p>18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23" calcext:value-type="date">
            <text:p>23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24" calcext:value-type="date">
            <text:p>24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28" calcext:value-type="date">
            <text:p>28.10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1-05" calcext:value-type="date">
            <text:p>05.11.1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86]+[.B87]+[.B88]+[.B89]+[.B90]+[.B91]+[.B92]+[.B93]+[.B94]+[.B95]+[.E75]" office:value-type="float" office:value="96" calcext:value-type="float">
            <text:p>96</text:p>
          </table:table-cell>
          <table:table-cell table:formula="of:=[.D86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11-06" calcext:value-type="date">
            <text:p>0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0" calcext:value-type="date">
            <text:p>10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12" calcext:value-type="date">
            <text:p>12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9" calcext:value-type="date">
            <text:p>19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25" calcext:value-type="date">
            <text:p>2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6" calcext:value-type="date">
            <text:p>2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7" calcext:value-type="date">
            <text:p>27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30" calcext:value-type="date">
            <text:p>30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2-09" calcext:value-type="date">
            <text:p>09.12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7]+[.B98]+[.B99]+[.E86]" office:value-type="float" office:value="67" calcext:value-type="float">
            <text:p>67</text:p>
          </table:table-cell>
          <table:table-cell table:formula="of:=[.D97]-40"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9-12-11" calcext:value-type="date">
            <text:p>11.12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2-15" calcext:value-type="date">
            <text:p>15.12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01]+[.B102]+[.B103]+[.B104]+[.B105]+[.B106]+[.B107]+[.B108]+[.B109]+[.B110]+[.B111]+[.E97]" office:value-type="float" office:value="99" calcext:value-type="float">
            <text:p>99</text:p>
          </table:table-cell>
          <table:table-cell table:formula="of:=[.D101]-40"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01-10" calcext:value-type="date">
            <text:p>10.01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1-16" calcext:value-type="date">
            <text:p>16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19" calcext:value-type="date">
            <text:p>19.01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1-20" calcext:value-type="date">
            <text:p>20.01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1-22" calcext:value-type="date">
            <text:p>22.01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1-23" calcext:value-type="date">
            <text:p>23.01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1-26" calcext:value-type="date">
            <text:p>26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27" calcext:value-type="date">
            <text:p>27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28" calcext:value-type="date">
            <text:p>28.01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1-29" calcext:value-type="date">
            <text:p>29.01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2-03" calcext:value-type="date">
            <text:p>03.02.2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113]+[.B114]+[.B115]+[.B116]+[.B117]+[.B118]+[.B119]+[.B120]+[.B121]+[.B122]+[.B123]+[.B124]+[.B125]+[.B126]+[.B127]+[.E101]" office:value-type="float" office:value="144" calcext:value-type="float">
            <text:p>144</text:p>
          </table:table-cell>
          <table:table-cell table:formula="of:=[.D113]-40"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2-04" calcext:value-type="date">
            <text:p>04.02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2-06" calcext:value-type="date">
            <text:p>06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08" calcext:value-type="date">
            <text:p>08.02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2-09" calcext:value-type="date">
            <text:p>09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0" calcext:value-type="date">
            <text:p>10.02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2-11" calcext:value-type="date">
            <text:p>11.02.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20-02-12" calcext:value-type="date">
            <text:p>12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3" calcext:value-type="date">
            <text:p>13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4" calcext:value-type="date">
            <text:p>14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5" calcext:value-type="date">
            <text:p>15.02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2-16" calcext:value-type="date">
            <text:p>16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7" calcext:value-type="date">
            <text:p>17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8" calcext:value-type="date">
            <text:p>18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20" calcext:value-type="date">
            <text:p>20.02.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3-17" calcext:value-type="date">
            <text:p>17.03.2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29]+[.B130]+[.B131]+[.B132]+[.B133]+[.B134]+[.B135]+[.B136]+[.B137]+[.B138]+[.B139]+[.B140]+[.E113]" office:value-type="float" office:value="180" calcext:value-type="float">
            <text:p>180</text:p>
          </table:table-cell>
          <table:table-cell table:formula="of:=[.D129]-40"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3-18" calcext:value-type="date">
            <text:p>18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19" calcext:value-type="date">
            <text:p>19.03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3-20" calcext:value-type="date">
            <text:p>20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1" calcext:value-type="date">
            <text:p>21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2" calcext:value-type="date">
            <text:p>22.03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3-23" calcext:value-type="date">
            <text:p>23.03.20</text:p>
          </table:table-cell>
          <table:table-cell office:value-type="float" office:value="6" calcext:value-type="float">
            <text:p>6</text:p>
          </table:table-cell>
          <table:table-cell/>
          <table:table-cell table:style-name="ce5" office:value-type="string" calcext:value-type="string">
            <text:p>v5</text:p>
          </table:table-cell>
          <table:table-cell/>
        </table:table-row>
        <table:table-row table:style-name="ro1">
          <table:table-cell office:value-type="date" office:date-value="2020-03-25" calcext:value-type="date">
            <text:p>25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6" calcext:value-type="date">
            <text:p>26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7" calcext:value-type="date">
            <text:p>27.03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3-29" calcext:value-type="date">
            <text:p>29.03.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03-30" calcext:value-type="date">
            <text:p>30.03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4-03" calcext:value-type="date">
            <text:p>03.04.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42]+[.B143]+[.B144]+[.B145]+[.B146]+[.B147]+[.B148]+[.B149]+[.B150]+[.B151]+[.B152]+[.E129]" office:value-type="float" office:value="198" calcext:value-type="float">
            <text:p>198</text:p>
          </table:table-cell>
          <table:table-cell table:formula="of:=[.D142]-48" office:value-type="float" office:value="150" calcext:value-type="float">
            <text:p>150</text:p>
          </table:table-cell>
        </table:table-row>
        <table:table-row table:style-name="ro1">
          <table:table-cell office:value-type="date" office:date-value="2020-04-05" calcext:value-type="date">
            <text:p>05.04.20</text:p>
          </table:table-cell>
          <table:table-cell office:value-type="float" office:value="7" calcext:value-type="float">
            <text:p>7</text:p>
          </table:table-cell>
          <table:table-cell/>
          <table:table-cell table:style-name="ce5" office:value-type="string" calcext:value-type="string">
            <text:p>v6</text:p>
          </table:table-cell>
          <table:table-cell/>
        </table:table-row>
        <table:table-row table:style-name="ro1">
          <table:table-cell office:value-type="date" office:date-value="2020-04-07" calcext:value-type="date">
            <text:p>07.04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4-08" calcext:value-type="date">
            <text:p>08.04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4-09" calcext:value-type="date">
            <text:p>09.04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4-10" calcext:value-type="date">
            <text:p>10.04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4-13" calcext:value-type="date">
            <text:p>13.04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4-15" calcext:value-type="date">
            <text:p>15.04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4-16" calcext:value-type="date">
            <text:p>16.04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4-17" calcext:value-type="date">
            <text:p>17.04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4-20" calcext:value-type="date">
            <text:p>20.04.20</text:p>
          </table:table-cell>
          <table:table-cell office:value-type="float" office:value="3" calcext:value-type="float">
            <text:p>3</text:p>
          </table:table-cell>
          <table:table-cell/>
          <table:table-cell table:style-name="ce5" office:value-type="string" calcext:value-type="string">
            <text:p>stable</text:p>
          </table:table-cell>
          <table:table-cell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5-19" calcext:value-type="date">
            <text:p>19.05.2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54]+[.B155]+[.B156]+[.B157]+[.E142]" office:value-type="float" office:value="158" calcext:value-type="float">
            <text:p>158</text:p>
          </table:table-cell>
          <table:table-cell table:formula="of:=[.D154]-48"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0" calcext:value-type="date">
            <text:p>20.05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.00.0000</text:date>, <text:time style:data-style-name="N2" text:time-value="20:36:15.4656256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5-04T16:15:24.879670909</meta:creation-date>
    <meta:generator>LibreOffice/6.4.3.2$Linux_X86_64 LibreOffice_project/40$Build-2</meta:generator>
    <dc:date>2020-05-20T20:36:18.269943895</dc:date>
    <meta:editing-duration>P1DT2H34M30S</meta:editing-duration>
    <meta:editing-cycles>371</meta:editing-cycles>
    <meta:document-statistic meta:table-count="1" meta:cell-count="317" meta:object-count="0"/>
  </office:meta>
</office:document-meta>
</file>